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9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2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2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2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2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2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3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3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3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38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39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40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41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42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43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44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45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46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47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48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5056454723378095749" text:style-name="L1">
        <text:list-item>
          <text:p text:style-name="P9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9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9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2799378104274799695" text:style-name="L2">
        <text:list-item>
          <text:p text:style-name="P9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96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732752147202558808" text:style-name="L3">
        <text:list-item>
          <text:p text:style-name="P9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97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4492939908122621130" text:style-name="L4">
        <text:list-item>
          <text:p text:style-name="P98">Publicat codi d'accès al Classroom.</text:p>
        </text:list-item>
        <text:list-item>
          <text:p text:style-name="P111">Treball autònom tasca 1.</text:p>
        </text:list-item>
        <text:list-item>
          <text:p text:style-name="P9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80040206924472" text:continue-numbering="true" text:style-name="L4">
        <text:list-item>
          <text:p text:style-name="P10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80038973817766" text:continue-numbering="true" text:style-name="L4">
        <text:list-item>
          <text:p text:style-name="P10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87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7"/>
      <text:p text:style-name="P57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80040097282042" text:continue-numbering="true" text:style-name="L4">
        <text:list-item>
          <text:p text:style-name="P101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01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2">Comentem apartat 1.1 Temperatura y calor.</text:p>
        </text:list-item>
      </text:list>
      <text:p text:style-name="P58"/>
      <text:p text:style-name="P69">Di<text:span text:style-name="T12">vendres 10</text:span>/<text:span text:style-name="T7">10</text:span>/2<text:span text:style-name="T5">5</text:span></text:p>
      <text:p text:style-name="P69"/>
      <text:list xml:id="list80038710858562" text:continue-numbering="true" text:style-name="L4">
        <text:list-item>
          <text:p text:style-name="P10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7">Comentem apartat 1.2 Presión.</text:p>
        </text:list-item>
        <text:list-item>
          <text:p text:style-name="P117">Comentem apartat 1.2 Presión.</text:p>
        </text:list-item>
        <text:list-item>
          <text:p text:style-name="P117">Comentem els exercicis 1.3 Ejercicios temperatura y presión.</text:p>
        </text:list-item>
        <text:list-item>
          <text:p text:style-name="P117">Comentem apartat 1.4 Enegía y potencia</text:p>
        </text:list-item>
        <text:list-item>
          <text:p text:style-name="P118">Comentem els exercicis 1.<text:span text:style-name="T13">5</text:span> Ejercicios <text:span text:style-name="T13">energía y potencia</text:span>.</text:p>
        </text:list-item>
      </text:list>
      <text:p text:style-name="P59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70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70">Di<text:span text:style-name="T15">jous</text:span><text:tab/><text:tab/><text:span text:style-name="T15">16</text:span>/<text:span text:style-name="T7">10</text:span>/2<text:span text:style-name="T5">5</text:span></text:p>
      <text:list xml:id="list80039217236357" text:continue-numbering="true" text:style-name="L4">
        <text:list-item>
          <text:p text:style-name="P10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9">Comentem apartat 1.<text:span text:style-name="T15">5 Ejercicios energía y potencia</text:span>.</text:p>
        </text:list-item>
        <text:list-item>
          <text:p text:style-name="P119">Comentem apartat 1.<text:span text:style-name="T15">6.1 Calor específico</text:span></text:p>
        </text:list-item>
        <text:list-item>
          <text:p text:style-name="P119">Comentem apartat 1.<text:span text:style-name="T15">6.2 Calor sensible y latente</text:span></text:p>
        </text:list-item>
      </text:list>
      <text:p text:style-name="P60"/>
      <text:p text:style-name="P86">Divendres<text:tab/>17/10/25</text:p>
      <text:list xml:id="list80039466735756" text:continue-numbering="true" text:style-name="L4">
        <text:list-item>
          <text:p text:style-name="P10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0">Comentem apartat 1.6.3 Transmisión del calor</text:p>
        </text:list-item>
        <text:list-item>
          <text:p text:style-name="P120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88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80039423229386" text:continue-numbering="true" text:style-name="L4">
        <text:list-item>
          <text:p text:style-name="P10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1">Comentem <text:span text:style-name="T17">exercicis 1.7-1 a 3</text:span></text:p>
        </text:list-item>
        <text:list-item>
          <text:p text:style-name="P122">Comentem apartat 1.8.1 Compresión de un gas a tempewratura constante</text:p>
        </text:list-item>
      </text:list>
      <text:p text:style-name="P61"/>
      <text:p text:style-name="P61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80040106494115" text:continue-numbering="true" text:style-name="L4">
        <text:list-item>
          <text:p text:style-name="P10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3">Comentem exercicis 1.9-1 y 2.</text:p>
        </text:list-item>
      </text:list>
      <text:p text:style-name="P62"/>
      <text:p text:style-name="P62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3">Feim el primer examen de la primera avaluació.</text:p>
      <text:p text:style-name="P63"/>
      <text:p text:style-name="P63"/>
      <text:p text:style-name="P71">Di<text:span text:style-name="T19">jous</text:span><text:tab/><text:tab/><text:span text:style-name="T19">30</text:span>/<text:span text:style-name="T9">10</text:span>/2<text:span text:style-name="T5">5</text:span></text:p>
      <text:p text:style-name="P71"/>
      <text:list xml:id="list80038861482487" text:continue-numbering="true" text:style-name="L4">
        <text:list-item>
          <text:p text:style-name="P10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3">Comencem a comentar l'apartat 1.8.4 Diagrama de Mollier (diagrama p h)</text:p>
        </text:list-item>
      </text:list>
      <text:p text:style-name="P32"/>
      <text:p text:style-name="P32"/>
      <text:p text:style-name="P71">Di<text:span text:style-name="T19">vendres</text:span><text:tab/><text:span text:style-name="T19">31</text:span>/<text:span text:style-name="T9">10</text:span>/2<text:span text:style-name="T5">5</text:span></text:p>
      <text:p text:style-name="P71"/>
      <text:p text:style-name="P63">Festiu triat pel centre.</text:p>
      <text:p text:style-name="P63"/>
      <text:p text:style-name="P63"/>
      <text:p text:style-name="P72">Di<text:span text:style-name="T3">marts</text:span><text:tab/><text:span text:style-name="T20">04</text:span>/<text:span text:style-name="T9">11</text:span>/2<text:span text:style-name="T5">5</text:span></text:p>
      <text:p text:style-name="P72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73">Di<text:span text:style-name="T3">mecres</text:span><text:tab/><text:span text:style-name="T20">05</text:span>/<text:span text:style-name="T9">11</text:span>/2<text:span text:style-name="T5">5</text:span></text:p>
      <text:p text:style-name="P73"/>
      <text:list xml:id="list80039960205550" text:continue-numbering="true" text:style-name="L4">
        <text:list-item>
          <text:p text:style-name="P10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4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74"/>
      <text:p text:style-name="P89">Di<text:span text:style-name="T22">jous</text:span><text:tab/><text:tab/><text:span text:style-name="T20">06</text:span>/<text:span text:style-name="T9">11</text:span>/2<text:span text:style-name="T5">5</text:span></text:p>
      <text:p text:style-name="P74"/>
      <text:list xml:id="list80039394017807" text:continue-numbering="true" text:style-name="L4">
        <text:list-item>
          <text:p text:style-name="P10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5">Co<text:span text:style-name="T22">mentem exercici 1.9-5</text:span></text:p>
        </text:list-item>
      </text:list>
      <text:p text:style-name="P75"/>
      <text:p text:style-name="P75"/>
      <text:p text:style-name="P75">Di<text:span text:style-name="T23">vendres</text:span><text:tab/><text:span text:style-name="T20">07</text:span>/<text:span text:style-name="T9">11</text:span>/2<text:span text:style-name="T5">5</text:span></text:p>
      <text:p text:style-name="P75"/>
      <text:list xml:id="list80040149678322" text:continue-numbering="true" text:style-name="L4">
        <text:list-item>
          <text:p text:style-name="P110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16">C<text:span text:style-name="T23">omentem apartat 1.1.1 Coeficiente de funcionamiento COP y EER</text:span></text:p>
        </text:list-item>
        <text:list-item>
          <text:p text:style-name="P116">C<text:span text:style-name="T23">omentem apartat 1.1.2 Componenentes d ela instalación drigorífica por compresión</text:span></text:p>
        </text:list-item>
      </text:list>
      <text:p text:style-name="P64"/>
      <text:p text:style-name="P76"/>
      <text:p text:style-name="P76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228297988870366125" text:style-name="L5">
        <text:list-item>
          <text:p text:style-name="P13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6"><text:span text:style-name="T26">C</text:span><text:span text:style-name="T25">omentem 1.1.3 Ciclo frigorífico en el diagrama p h</text:span></text:p>
        </text:list-item>
        <text:list-item>
          <text:p text:style-name="P146"><text:span text:style-name="T26">C</text:span><text:span text:style-name="T25">omentem 1.1.4 Caudal másico</text:span></text:p>
        </text:list-item>
        <text:list-item>
          <text:p text:style-name="P146"><text:span text:style-name="T26">C</text:span><text:span text:style-name="T25">omentem 1.1.5 Relación de compresión</text:span></text:p>
        </text:list-item>
        <text:list-item>
          <text:p text:style-name="P124">Comentem exercici 1.2-1</text:p>
        </text:list-item>
      </text:list>
      <text:p text:style-name="P51"/>
      <text:p text:style-name="P51"/>
      <text:p text:style-name="P77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80039936550413" text:continue-numbering="true" text:style-name="L5">
        <text:list-item>
          <text:p text:style-name="P130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78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80039970672784" text:continue-numbering="true" text:style-name="L5">
        <text:list-item>
          <text:p text:style-name="P13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5">Comentem exercici 1.2-<text:span text:style-name="T32">2</text:span></text:p>
        </text:list-item>
      </text:list>
      <text:p text:style-name="P52"/>
      <text:p text:style-name="P79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80038953082184" text:continue-numbering="true" text:style-name="L5">
        <text:list-item>
          <text:p text:style-name="P14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6">Comentem exercici 1.2-<text:span text:style-name="T32">2 i 3</text:span></text:p>
        </text:list-item>
      </text:list>
      <text:p text:style-name="P53"/>
      <text:p text:style-name="P80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80039671544317" text:continue-numbering="true" text:style-name="L5">
        <text:list-item>
          <text:p text:style-name="P14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7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81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80040611347964" text:continue-numbering="true" text:style-name="L5">
        <text:list-item>
          <text:p text:style-name="P13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82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80039238761573" text:continue-numbering="true" text:style-name="L5">
        <text:list-item>
          <text:p text:style-name="P142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48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90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80040358140299" text:continue-numbering="true" text:style-name="L5">
        <text:list-item>
          <text:p text:style-name="P14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7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27"><text:span text:style-name="T11">C</text:span>omentem <text:span text:style-name="T35">apartat 1.4 Puntos de medición de temperatura y presión.</text:span></text:p>
        </text:list-item>
        <text:list-item>
          <text:p text:style-name="P127"><text:span text:style-name="T11">C</text:span>omentem <text:span text:style-name="T35">apartat 1.5 Símbolos según UNE EN 1861.</text:span></text:p>
        </text:list-item>
        <text:list-item>
          <text:p text:style-name="P135">Comentem <text:a xlink:type="simple" xlink:href="https://paulinoposada.github.io/web_fred/web_fred_25_26/GM/documents_gm/ta/ta_03.pdf">treball autònom 3</text:a>.</text:p>
        </text:list-item>
      </text:list>
      <text:p text:style-name="P65"/>
      <text:p text:style-name="P65"/>
      <text:p text:style-name="P83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6">Feim el segon examen de la 1ª avaluació.</text:p>
      <text:p text:style-name="P66"/>
      <text:p text:style-name="P66"/>
      <text:p text:style-name="P83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6">Comentem la solució dels examens d'ahir.</text:p>
      <text:p text:style-name="P66"/>
      <text:p text:style-name="P66"/>
      <text:p text:style-name="P84">Di<text:span text:style-name="T37">vendres<text:tab/>28</text:span>/<text:span text:style-name="T9">11</text:span>/2<text:span text:style-name="T5">5</text:span></text:p>
      <text:p text:style-name="P43"/>
      <text:p text:style-name="P68">Recuperació de l'examen del 29/10/25 (primer examen de la 1ª avaluació).</text:p>
      <text:p text:style-name="P67"><text:s/></text:p>
      <text:p text:style-name="P67"/>
      <text:p text:style-name="P91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80039940889942" text:continue-numbering="true" text:style-name="L5">
        <text:list-item>
          <text:p text:style-name="P144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28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32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85">Di<text:span text:style-name="T3">mecres</text:span><text:tab/><text:span text:style-name="T38">03</text:span>/<text:span text:style-name="T9">12</text:span>/2<text:span text:style-name="T5">5</text:span></text:p>
      <text:p text:style-name="P85"/>
      <text:list xml:id="list80039409184438" text:continue-numbering="true" text:style-name="L5">
        <text:list-item>
          <text:p text:style-name="P133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134"/>
      <text:p text:style-name="P137">Di<text:span text:style-name="T40">jous<text:tab/></text:span><text:tab/><text:span text:style-name="T38">04</text:span>/<text:span text:style-name="T9">12</text:span>/2<text:span text:style-name="T5">5</text:span></text:p>
      <text:list xml:id="list80039937318670" text:continue-numbering="true" text:style-name="L5">
        <text:list-item>
          <text:p text:style-name="P14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29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37"/>
      <text:p text:style-name="P137">Di<text:span text:style-name="T40">vendres</text:span><text:tab/><text:span text:style-name="T38">05</text:span>/<text:span text:style-name="T9">12</text:span>/2<text:span text:style-name="T5">5</text:span></text:p>
      <text:p text:style-name="P137"/>
      <text:list xml:id="list80040093095559" text:continue-numbering="true" text:style-name="L5">
        <text:list-item>
          <text:p text:style-name="P14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29"><text:span text:style-name="T11">C</text:span>omentem <text:span text:style-name="T35">apartat 2.1.1.1 Compressors hermètics</text:span></text:p>
        </text:list-item>
        <text:list-item>
          <text:p text:style-name="P136">Comentem exemple 2.1.1.1-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7T08:00:38.477287804</dc:date>
    <meta:editing-duration>PT2H31M15S</meta:editing-duration>
    <meta:editing-cycles>234</meta:editing-cycles>
    <meta:document-statistic meta:table-count="0" meta:image-count="0" meta:object-count="1" meta:page-count="6" meta:paragraph-count="136" meta:word-count="816" meta:character-count="5251" meta:non-whitespace-character-count="461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